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b3b3b3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cm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.5cm" svg:x="15.5cm" svg:y="2.5cm"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2.5cm" svg:x="9.5cm" svg:y="2.5cm">
          <text:p text:style-name="P1">GlusterFS</text:p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2.5cm" svg:x="0.5cm" svg:y="2.5cm">
          <text:p text:style-name="P1">GlusterFS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6cm" svg:y="9.5cm">
          <text:p text:style-name="P1">V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6cm" svg:y="13cm">
          <text:p text:style-name="P1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cm" svg:y="9cm">
          <text:p text:style-name="P1">V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cm" svg:y="13cm">
          <text:p text:style-name="P1">EXT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2cm" svg:x="10.5cm" svg:y="11cm">
          <text:p text:style-name="P1">/dev/fu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0cm" svg:y1="7.5cm" svg:x2="21cm" svg:y2="7.5cm">
          <text:p text:style-name="P3"/>
        </draw:line>
        <draw:line draw:style-name="gr3" draw:text-style-name="P2" draw:layer="layout" svg:x1="7cm" svg:y1="0.5cm" svg:x2="7cm" svg:y2="15.5cm">
          <text:p text:style-name="P3"/>
        </draw:line>
        <draw:frame draw:style-name="gr4" draw:layer="layout" svg:width="3.944cm" svg:height="0.988cm" svg:x="12.5cm" svg:y="0.512cm">
          <draw:text-box>
            <text:p text:style-name="P3">User space</text:p>
          </draw:text-box>
        </draw:frame>
        <draw:frame draw:style-name="gr4" draw:layer="layout" svg:width="4.515cm" svg:height="0.988cm" svg:x="12.556cm" svg:y="15.512cm">
          <draw:text-box>
            <text:p text:style-name="P3">Kernel space</text:p>
          </draw:text-box>
        </draw:frame>
        <draw:frame draw:style-name="gr4" draw:layer="layout" svg:width="3.173cm" svg:height="1.725cm" svg:x="7.5cm" svg:y="0.512cm">
          <draw:text-box>
            <text:p text:style-name="P3">Client</text:p>
            <text:p text:style-name="P3">machine</text:p>
          </draw:text-box>
        </draw:frame>
        <draw:frame draw:style-name="gr4" draw:layer="layout" svg:width="3.173cm" svg:height="1.725cm" svg:x="1.827cm" svg:y="0.5cm">
          <draw:text-box>
            <text:p text:style-name="P3">Server</text:p>
            <text:p text:style-name="P3">machine</text:p>
          </draw:text-box>
        </draw:frame>
        <draw:line draw:style-name="gr5" draw:text-style-name="P2" draw:layer="layout" svg:x1="5cm" svg:y1="4cm" svg:x2="9.5cm" svg:y2="4cm">
          <text:p text:style-name="P3"/>
        </draw:line>
        <draw:line draw:style-name="gr6" draw:text-style-name="P2" draw:layer="layout" svg:x1="12cm" svg:y1="11cm" svg:x2="12cm" svg:y2="5cm">
          <text:p text:style-name="P3"/>
        </draw:line>
        <draw:line draw:style-name="gr6" draw:text-style-name="P2" draw:layer="layout" svg:x1="17.5cm" svg:y1="5cm" svg:x2="17.5cm" svg:y2="9.5cm">
          <text:p text:style-name="P3"/>
        </draw:line>
        <draw:line draw:style-name="gr7" draw:text-style-name="P2" draw:layer="layout" svg:x1="17.5cm" svg:y1="11.5cm" svg:x2="17.5cm" svg:y2="13cm">
          <text:p text:style-name="P3"/>
        </draw:line>
        <draw:line draw:style-name="gr7" draw:text-style-name="P2" draw:layer="layout" svg:x1="16cm" svg:y1="14cm" svg:x2="13.242cm" svg:y2="12.556cm">
          <text:p text:style-name="P3"/>
        </draw:line>
        <draw:frame draw:style-name="gr4" draw:layer="layout" svg:width="2.754cm" svg:height="1.725cm" svg:x="17.5cm" svg:y="5.275cm">
          <draw:text-box>
            <text:p text:style-name="P3">system</text:p>
            <text:p text:style-name="P3">call</text:p>
          </draw:text-box>
        </draw:frame>
        <draw:frame draw:style-name="gr4" draw:layer="layout" svg:width="1.624cm" svg:height="0.988cm" svg:x="12.376cm" svg:y="5.512cm">
          <draw:text-box>
            <text:p text:style-name="P3">poll</text:p>
          </draw:text-box>
        </draw:frame>
        <draw:frame draw:style-name="gr8" draw:text-style-name="P3" draw:layer="layout" svg:width="1.696cm" svg:height="1.75cm" svg:x="7.28cm" svg:y="2.25cm">
          <draw:text-box>
            <text:p text:style-name="P3">TCP</text:p>
            <text:p text:style-name="P3">or</text:p>
          </draw:text-box>
        </draw:frame>
        <draw:frame draw:style-name="gr9" draw:text-style-name="P3" draw:layer="layout" svg:width="1.112cm" svg:height="0.988cm" svg:x="7.28cm" svg:y="4.012cm">
          <draw:text-box>
            <text:p text:style-name="P3">IB</text:p>
          </draw:text-box>
        </draw:frame>
        <draw:line draw:style-name="gr6" draw:text-style-name="P2" draw:layer="layout" svg:x1="2.5cm" svg:y1="5cm" svg:x2="2.5cm" svg:y2="9cm">
          <text:p text:style-name="P3"/>
        </draw:line>
        <draw:line draw:style-name="gr7" draw:text-style-name="P2" draw:layer="layout" svg:x1="2.5cm" svg:y1="11cm" svg:x2="2.5cm" svg:y2="13cm">
          <text:p text:style-name="P3"/>
        </draw:line>
        <draw:line draw:style-name="gr10" draw:text-style-name="P2" draw:layer="layout" svg:x1="5cm" svg:y1="4cm" svg:x2="9.5cm" svg:y2="4cm">
          <text:p text:style-name="P3"/>
        </draw:line>
        <draw:line draw:style-name="gr10" draw:text-style-name="P2" draw:layer="layout" svg:x1="5cm" svg:y1="3.845cm" svg:x2="9.5cm" svg:y2="3.8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31T01:23:57</meta:creation-date>
    <dc:date>2007-11-06T23:06:31</dc:date>
    <dc:language>en-IN</dc:language>
    <meta:editing-cycles>16</meta:editing-cycles>
    <meta:editing-duration>PT26M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